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faba7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officeooo:paragraph-rsid="0027e814" style:font-size-asian="10pt" style:font-size-complex="10pt"/>
    </style:style>
    <style:style style:name="P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28670e" style:font-size-asian="10pt" style:font-size-complex="10pt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4fbcd" style:font-size-asian="10pt" style:font-size-complex="10pt"/>
    </style:style>
    <style:style style:name="P6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8670e" style:font-size-asian="10pt" style:font-size-complex="10pt"/>
    </style:style>
    <style:style style:name="P7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bold" officeooo:rsid="001f6095" officeooo:paragraph-rsid="001f6095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26afb8" officeooo:paragraph-rsid="0026afb8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dccc7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f6095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2189a3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28670e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4fdf3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57bb0" style:font-size-asian="8pt" style:font-weight-asian="bold" style:font-size-complex="8pt" style:font-weight-complex="bold"/>
    </style:style>
    <style:style style:name="P1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16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faba7"/>
    </style:style>
    <style:style style:name="T2" style:family="text">
      <style:text-properties officeooo:rsid="001baf47"/>
    </style:style>
    <style:style style:name="T3" style:family="text">
      <style:text-properties officeooo:rsid="002189a3"/>
    </style:style>
    <style:style style:name="T4" style:family="text">
      <style:text-properties officeooo:rsid="0028670e"/>
    </style:style>
    <style:style style:name="gr1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 style:data-style-name="C10106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horizontal-pos="from-left" style:horizontal-rel="paragraph" draw:wrap-influence-on-position="once-concurrent" style:flow-with-text="true"/>
    </style:style>
    <style:style style:name="gr5" style:family="graphic">
      <style:graphic-properties fo:border="none #c0c0c0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esidence_street_0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0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province_0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0" form:control-implementation="ooo:com.sun.star.form.component.DateField" xml:id="control4" form:id="control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esidence_city_0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province_0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number_0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0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0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ice_istanza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s_giuridica_0" form:control-implementation="ooo:com.sun.star.form.component.CheckBox" xml:id="control12" form:id="control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ruolo_0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street_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number_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uolo_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s_giuridica_1" form:control-implementation="ooo:com.sun.star.form.component.CheckBox" xml:id="control17" form:id="control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nome_cognome_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province_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1" form:control-implementation="ooo:com.sun.star.form.component.DateField" xml:id="control22" form:id="control22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esidence_city_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province_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street_2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number_2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uolo_2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s_giuridica_2" form:control-implementation="ooo:com.sun.star.form.component.CheckBox" xml:id="control28" form:id="control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nome_cognome_2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2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2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province_2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2" form:control-implementation="ooo:com.sun.star.form.component.DateField" xml:id="control33" form:id="control33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esidence_city_2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province_2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street_3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number_3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uolo_3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is_giuridica_3" form:control-implementation="ooo:com.sun.star.form.component.CheckBox" xml:id="control39" form:id="control3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nome_cognome_3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3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province_1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1" form:control-implementation="ooo:com.sun.star.form.component.DateField" xml:id="control44" form:id="control4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esidence_city_3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ce_province_3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 Istanza <draw:control text:anchor-type="as-char" svg:y="-0.1957in" draw:z-index="10" draw:name="prov_nascita" draw:style-name="gr6" draw:text-style-name="P17" svg:width="1.5724in" svg:height="0.276in" draw:control="control11"/></text:p>
      <text:p text:style-name="P1"/>
      <text:p text:style-name="P7">ALLEGATO <text:span text:style-name="T1">2</text:span></text:p>
      <text:p text:style-name="P8">Soggetti di cui all'art. 85 del decreto legilsativo 159/2011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3">Ruolo </text:span><text:span text:style-name="T3"><draw:control text:anchor-type="as-char" svg:y="-0.1957in" draw:z-index="12" draw:name="luogo_nascita" draw:style-name="gr1" draw:text-style-name="P15" svg:width="3.9988in" svg:height="0.276in" draw:control="control13"/></text:span><text:span text:style-name="T3"> <text:s text:c="6"/></text:span><text:span text:style-name="T3"><draw:control text:anchor-type="as-char" draw:z-index="11" draw:style-name="gr7" draw:text-style-name="P18" svg:width="0.2067in" svg:height="0.2043in" draw:control="control12"/></text:span><text:span text:style-name="T3"> <text:s/>Persona Giuridica</text:span></text:p>
            <text:p text:style-name="P4"><text:span text:style-name="T4">Nome e Cognome / Ragione Sociale </text:span><text:span text:style-name="T4"><draw:control text:anchor-type="as-char" svg:y="-0.1957in" draw:z-index="7" draw:name="nome" draw:style-name="gr4" draw:text-style-name="P15" svg:width="4.324in" svg:height="0.276in" draw:control="control8"/></text:span></text:p>
            <text:p text:style-name="P5">Codice Fiscale / <text:span text:style-name="T4">Partita Iva</text:span> <draw:control text:anchor-type="as-char" svg:y="-0.1957in" draw:z-index="8" draw:name="nome" draw:style-name="gr4" draw:text-style-name="P15" svg:width="4.9268in" svg:height="0.276in" draw:control="control9"/></text:p>
            <text:p text:style-name="P2">nato a <text:s/><draw:control text:anchor-type="as-char" svg:y="-0.1957in" draw:z-index="1" draw:name="luogo_nascita" draw:style-name="gr1" draw:text-style-name="P15" svg:width="3.8634in" svg:height="0.276in" draw:control="control2"/> Provincia <text:s/><draw:control text:anchor-type="as-char" svg:y="-0.1957in" draw:z-index="2" draw:style-name="gr2" draw:text-style-name="P15" svg:width="0.5634in" svg:height="0.276in" draw:control="control3"/> il <draw:control text:anchor-type="as-char" svg:y="-0.1957in" draw:z-index="3" draw:name="data_nascita" draw:style-name="gr3" draw:text-style-name="P15" svg:width="0.8996in" svg:height="0.276in" draw:control="control4"/></text:p>
            <text:p text:style-name="P2"><text:span text:style-name="T2">residente in </text:span><text:span text:style-name="T2"><draw:control text:anchor-type="as-char" svg:y="-0.1957in" draw:z-index="4" draw:name="luogo_nascita" draw:style-name="gr1" draw:text-style-name="P15" svg:width="3.5941in" svg:height="0.276in" draw:control="control5"/></text:span><text:span text:style-name="T2"> Provincia </text:span><text:span text:style-name="T2"><draw:control text:anchor-type="as-char" svg:y="-0.1957in" draw:z-index="5" draw:style-name="gr2" draw:text-style-name="P15" svg:width="0.5634in" svg:height="0.276in" draw:control="control6"/></text:span><text:span text:style-name="T2"> </text:span></text:p>
            <text:p text:style-name="P11"><text:span text:style-name="T2"><text:s/>via </text:span><draw:control text:anchor-type="as-char" svg:y="-0.1957in" draw:z-index="0" draw:name="luogo_nascita" draw:style-name="gr1" draw:text-style-name="P15" svg:width="3.9988in" svg:height="0.276in" draw:control="control1"/> <text:span text:style-name="T3">n. </text:span><text:span text:style-name="T3"><draw:control text:anchor-type="as-char" svg:y="-0.1957in" draw:z-index="6" draw:style-name="gr2" draw:text-style-name="P15" svg:width="0.5634in" svg:height="0.276in" draw:control="control7"/></text:span></text:p>
          </table:table-cell>
        </table:table-row>
        <table:table-row>
          <table:table-cell table:style-name="Table1.A2" office:value-type="string">
            <text:p text:style-name="P4"><text:span text:style-name="T3">Ruolo </text:span><text:span text:style-name="T3"><draw:control text:anchor-type="as-char" svg:y="-0.1957in" draw:z-index="15" draw:name="luogo_nascita" draw:style-name="gr1" draw:text-style-name="P15" svg:width="3.9988in" svg:height="0.276in" draw:control="control16"/></text:span><text:span text:style-name="T3"> <text:s text:c="6"/></text:span><text:span text:style-name="T3"><draw:control text:anchor-type="as-char" draw:z-index="16" draw:style-name="gr7" draw:text-style-name="P18" svg:width="0.2067in" svg:height="0.2043in" draw:control="control17"/></text:span><text:span text:style-name="T3"> <text:s/>Persona Giuridica</text:span></text:p>
            <text:p text:style-name="P4"><text:span text:style-name="T4">Nome e Cognome / Ragione Sociale </text:span><text:span text:style-name="T4"><draw:control text:anchor-type="as-char" svg:y="-0.1957in" draw:z-index="17" draw:name="nome" draw:style-name="gr4" draw:text-style-name="P15" svg:width="4.324in" svg:height="0.276in" draw:control="control18"/></text:span></text:p>
            <text:p text:style-name="P6">Codice Fiscale / <text:span text:style-name="T4">Partita Iva</text:span> <draw:control text:anchor-type="as-char" svg:y="-0.1957in" draw:z-index="18" draw:name="nome" draw:style-name="gr4" draw:text-style-name="P15" svg:width="4.9268in" svg:height="0.276in" draw:control="control19"/></text:p>
            <text:p text:style-name="P4">nato a <text:s/><draw:control text:anchor-type="as-char" svg:y="-0.1957in" draw:z-index="19" draw:name="luogo_nascita" draw:style-name="gr1" draw:text-style-name="P15" svg:width="3.8634in" svg:height="0.276in" draw:control="control20"/> Provincia <text:s/><draw:control text:anchor-type="as-char" svg:y="-0.1957in" draw:z-index="20" draw:style-name="gr2" draw:text-style-name="P15" svg:width="0.5634in" svg:height="0.276in" draw:control="control21"/> il <draw:control text:anchor-type="as-char" svg:y="-0.1957in" draw:z-index="21" draw:name="data_nascita" draw:style-name="gr3" draw:text-style-name="P15" svg:width="0.8996in" svg:height="0.276in" draw:control="control22"/></text:p>
            <text:p text:style-name="P4"><text:span text:style-name="T2">residente in </text:span><text:span text:style-name="T2"><draw:control text:anchor-type="as-char" svg:y="-0.1957in" draw:z-index="22" draw:name="luogo_nascita" draw:style-name="gr1" draw:text-style-name="P15" svg:width="3.5941in" svg:height="0.276in" draw:control="control23"/></text:span><text:span text:style-name="T2"> Provincia </text:span><text:span text:style-name="T2"><draw:control text:anchor-type="as-char" svg:y="-0.1957in" draw:z-index="23" draw:style-name="gr2" draw:text-style-name="P15" svg:width="0.5634in" svg:height="0.276in" draw:control="control24"/></text:span><text:span text:style-name="T2"> </text:span></text:p>
            <text:p text:style-name="P12"><text:span text:style-name="T2"><text:s/>via </text:span><draw:control text:anchor-type="as-char" svg:y="-0.1957in" draw:z-index="13" draw:name="luogo_nascita" draw:style-name="gr1" draw:text-style-name="P15" svg:width="3.9988in" svg:height="0.276in" draw:control="control14"/> <text:span text:style-name="T3">n. </text:span><text:span text:style-name="T3"><draw:control text:anchor-type="as-char" svg:y="-0.1957in" draw:z-index="14" draw:style-name="gr2" draw:text-style-name="P15" svg:width="0.5634in" svg:height="0.276in" draw:control="control15"/></text:span></text:p>
          </table:table-cell>
        </table:table-row>
        <table:table-row>
          <table:table-cell table:style-name="Table1.A2" office:value-type="string">
            <text:p text:style-name="P4"><text:span text:style-name="T3">Ruolo </text:span><text:span text:style-name="T3"><draw:control text:anchor-type="as-char" svg:y="-0.1957in" draw:z-index="26" draw:name="luogo_nascita" draw:style-name="gr1" draw:text-style-name="P15" svg:width="3.9988in" svg:height="0.276in" draw:control="control27"/></text:span><text:span text:style-name="T3"> <text:s text:c="6"/></text:span><text:span text:style-name="T3"><draw:control text:anchor-type="as-char" draw:z-index="27" draw:style-name="gr7" draw:text-style-name="P18" svg:width="0.2067in" svg:height="0.2043in" draw:control="control28"/></text:span><text:span text:style-name="T3"> <text:s/>Persona Giuridica</text:span></text:p>
            <text:p text:style-name="P4"><text:span text:style-name="T4">Nome e Cognome / Ragione Sociale </text:span><text:span text:style-name="T4"><draw:control text:anchor-type="as-char" svg:y="-0.1957in" draw:z-index="28" draw:name="nome" draw:style-name="gr4" draw:text-style-name="P15" svg:width="4.324in" svg:height="0.276in" draw:control="control29"/></text:span></text:p>
            <text:p text:style-name="P6">Codice Fiscale / <text:span text:style-name="T4">Partita Iva</text:span> <draw:control text:anchor-type="as-char" svg:y="-0.1957in" draw:z-index="29" draw:name="nome" draw:style-name="gr4" draw:text-style-name="P15" svg:width="4.9268in" svg:height="0.276in" draw:control="control30"/></text:p>
            <text:p text:style-name="P4">nato a <text:s/><draw:control text:anchor-type="as-char" svg:y="-0.1957in" draw:z-index="30" draw:name="luogo_nascita" draw:style-name="gr1" draw:text-style-name="P15" svg:width="3.8634in" svg:height="0.276in" draw:control="control31"/> Provincia <text:s/><draw:control text:anchor-type="as-char" svg:y="-0.1957in" draw:z-index="31" draw:style-name="gr2" draw:text-style-name="P15" svg:width="0.5634in" svg:height="0.276in" draw:control="control32"/> il <draw:control text:anchor-type="as-char" svg:y="-0.1957in" draw:z-index="32" draw:name="data_nascita" draw:style-name="gr3" draw:text-style-name="P15" svg:width="0.8996in" svg:height="0.276in" draw:control="control33"/></text:p>
            <text:p text:style-name="P4"><text:span text:style-name="T2">residente in </text:span><text:span text:style-name="T2"><draw:control text:anchor-type="as-char" svg:y="-0.1957in" draw:z-index="33" draw:name="luogo_nascita" draw:style-name="gr1" draw:text-style-name="P15" svg:width="3.5941in" svg:height="0.276in" draw:control="control34"/></text:span><text:span text:style-name="T2"> Provincia </text:span><text:span text:style-name="T2"><draw:control text:anchor-type="as-char" svg:y="-0.1957in" draw:z-index="34" draw:style-name="gr2" draw:text-style-name="P15" svg:width="0.5634in" svg:height="0.276in" draw:control="control35"/></text:span><text:span text:style-name="T2"> </text:span></text:p>
            <text:p text:style-name="P12"><text:span text:style-name="T2"><text:s/>via </text:span><draw:control text:anchor-type="as-char" svg:y="-0.1957in" draw:z-index="24" draw:name="luogo_nascita" draw:style-name="gr1" draw:text-style-name="P15" svg:width="3.9988in" svg:height="0.276in" draw:control="control25"/> <text:span text:style-name="T3">n. </text:span><text:span text:style-name="T3"><draw:control text:anchor-type="as-char" svg:y="-0.1957in" draw:z-index="25" draw:style-name="gr2" draw:text-style-name="P15" svg:width="0.5634in" svg:height="0.276in" draw:control="control26"/></text:span></text:p>
          </table:table-cell>
        </table:table-row>
        <table:table-row>
          <table:table-cell table:style-name="Table1.A2" office:value-type="string">
            <text:p text:style-name="P4"><text:span text:style-name="T3">Ruolo </text:span><text:span text:style-name="T3"><draw:control text:anchor-type="as-char" svg:y="-0.1957in" draw:z-index="37" draw:name="luogo_nascita" draw:style-name="gr1" draw:text-style-name="P15" svg:width="3.9988in" svg:height="0.276in" draw:control="control38"/></text:span><text:span text:style-name="T3"> <text:s text:c="6"/></text:span><text:span text:style-name="T3"><draw:control text:anchor-type="as-char" draw:z-index="38" draw:style-name="gr7" draw:text-style-name="P18" svg:width="0.2067in" svg:height="0.2043in" draw:control="control39"/></text:span><text:span text:style-name="T3"> <text:s/>Persona Giuridica</text:span></text:p>
            <text:p text:style-name="P4"><text:span text:style-name="T4">Nome e Cognome / Ragione Sociale </text:span><text:span text:style-name="T4"><draw:control text:anchor-type="as-char" svg:y="-0.1957in" draw:z-index="39" draw:name="nome" draw:style-name="gr4" draw:text-style-name="P15" svg:width="4.324in" svg:height="0.276in" draw:control="control40"/></text:span></text:p>
            <text:p text:style-name="P6">Codice Fiscale / <text:span text:style-name="T4">Partita Iva</text:span> <draw:control text:anchor-type="as-char" svg:y="-0.1957in" draw:z-index="40" draw:name="nome" draw:style-name="gr4" draw:text-style-name="P15" svg:width="4.9268in" svg:height="0.276in" draw:control="control41"/></text:p>
            <text:p text:style-name="P4">nato a <text:s/><draw:control text:anchor-type="as-char" svg:y="-0.1957in" draw:z-index="41" draw:name="luogo_nascita" draw:style-name="gr1" draw:text-style-name="P15" svg:width="3.8634in" svg:height="0.276in" draw:control="control42"/> Provincia <text:s/><draw:control text:anchor-type="as-char" svg:y="-0.1957in" draw:z-index="42" draw:style-name="gr2" draw:text-style-name="P15" svg:width="0.5634in" svg:height="0.276in" draw:control="control43"/> il <draw:control text:anchor-type="as-char" svg:y="-0.1957in" draw:z-index="43" draw:name="data_nascita" draw:style-name="gr3" draw:text-style-name="P15" svg:width="0.8996in" svg:height="0.276in" draw:control="control44"/></text:p>
            <text:p text:style-name="P4"><text:span text:style-name="T2">residente in </text:span><text:span text:style-name="T2"><draw:control text:anchor-type="as-char" svg:y="-0.1957in" draw:z-index="44" draw:name="luogo_nascita" draw:style-name="gr1" draw:text-style-name="P15" svg:width="3.5941in" svg:height="0.276in" draw:control="control45"/></text:span><text:span text:style-name="T2"> Provincia </text:span><text:span text:style-name="T2"><draw:control text:anchor-type="as-char" svg:y="-0.1957in" draw:z-index="45" draw:style-name="gr2" draw:text-style-name="P15" svg:width="0.5634in" svg:height="0.276in" draw:control="control46"/></text:span><text:span text:style-name="T2"> </text:span></text:p>
            <text:p text:style-name="P12"><text:span text:style-name="T2"><text:s/>via </text:span><draw:control text:anchor-type="as-char" svg:y="-0.1957in" draw:z-index="35" draw:name="luogo_nascita" draw:style-name="gr1" draw:text-style-name="P15" svg:width="3.9988in" svg:height="0.276in" draw:control="control36"/> <text:span text:style-name="T3">n. </text:span><text:span text:style-name="T3"><draw:control text:anchor-type="as-char" svg:y="-0.1957in" draw:z-index="36" draw:style-name="gr2" draw:text-style-name="P15" svg:width="0.5634in" svg:height="0.276in" draw:control="control37"/></text:span></text:p>
          </table:table-cell>
        </table:table-row>
      </table:table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control text:anchor-type="as-char" svg:y="-0.1236in" draw:z-index="9" draw:style-name="gr5" draw:text-style-name="P16" svg:width="1.8268in" svg:height="0.2039in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6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2-07T10:16:44.248858967</dc:date>
    <meta:editing-duration>PT19H59M39S</meta:editing-duration>
    <meta:editing-cycles>73</meta:editing-cycles>
    <meta:generator>LibreOffice/4.3.3.2$Linux_X86_64 LibreOffice_project/430m0$Build-2</meta:generator>
    <meta:document-statistic meta:table-count="1" meta:image-count="0" meta:object-count="0" meta:page-count="1" meta:paragraph-count="28" meta:word-count="105" meta:character-count="689" meta:non-whitespace-character-count="522"/>
  </office:meta>
</office:document-meta>
</file>